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office:automatic-styles>
  <office:body>
    <office:text>
      <text:p text:style-name="Title">Florilegium</text:p>
      <text:p text:style-name="Author">Madison Scott-Clary</text:p>
      <text:p text:style-name="Text_20_body">Florilegium</text:p>
      <text:p text:style-name="Text_20_body">Florilegium</text:p>
      <text:p text:style-name="Text_20_body">Madison Scott-Clary</text:p>
      <text:p text:style-name="Text_20_body"><text:span text:style-name="T1">Arcana — A Tarot Anthology</text:span>, ed.</text:p>
      <text:p text:style-name="Text_20_body"><text:span text:style-name="T1">Rum and Coke — Three Short Stories from a Furry Convention</text:span></text:p>
      <text:p text:style-name="Text_20_body"><text:span text:style-name="T1">Eigengrau — Poems 2015-2020</text:span></text:p>
      <text:p text:style-name="Text_20_body"><text:span text:style-name="T1">ally</text:span></text:p>
      <text:p text:style-name="Text_20_body"><text:span text:style-name="T2">Post-Self</text:span></text:p>
      <text:p text:style-name="Text_20_body"><text:span text:style-name="T1">Qoheleth</text:span></text:p>
      <text:p text:style-name="Text_20_body"><text:span text:style-name="T1">Toledot</text:span></text:p>
      <text:p text:style-name="Text_20_body"><text:span text:style-name="T1">Nevi’im</text:span></text:p>
      <text:p text:style-name="Text_20_body"><text:span text:style-name="T1">Mitzvot</text:span></text:p>
      <text:p text:style-name="Text_20_body"><text:span text:style-name="T2">Sawtooth</text:span></text:p>
      <text:p text:style-name="Text_20_body"><text:span text:style-name="T1">Restless Town</text:span></text:p>
      <text:p text:style-name="Text_20_body"><text:span text:style-name="T1">A Wildness of the Heart</text:span></text:p>
      <text:p text:style-name="Text_20_body">Learn more at <text:span text:style-name="T1">makyo.ink/publications</text:span></text:p>
      <text:p text:style-name="Text_20_body">Copyright © 2022, Madison Scott-Clary. This work is licensed under the Creative Commons Attribution 4.0 International License. To view a copy of this license, visit <text:span text:style-name="T1">creativecommons.org/licenses/by/4.0/</text:span> or send a letter to Creative Commons, PO Box 1866, Mountain View, CA</text:p>
      <text:p text:style-name="Text_20_body">ISBN: XXX-X-XXXXXX-XX-X</text:p>
      <text:p text:style-name="Text_20_body"><text:span text:style-name="T1">Florilegium</text:span></text:p>
      <text:p text:style-name="Text_20_body">Cover © Cover Artist, 2022 — cover-artist.net</text:p>
      <text:p text:style-name="Text_20_body">First Edition, 2022. All rights reserved.</text:p>
      <text:p text:style-name="Text_20_body">This book uses the fonts Gentium Book Basic and Coelacanth, and was typeset with .</text:p>
      <text:h text:style-name="Heading_20_1" text:outline-level="1"><text:bookmark-start text:name="seasons"/>Seasons<text:bookmark-end text:name="seasons"/></text:h>
      <text:p text:style-name="First_20_paragraph"><text:span text:style-name="T1">Content note:</text:span> this document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2" text:outline-level="2"><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his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 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2" text:outline-level="2"><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2" text:outline-level="2"><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it where Autumn lies. I can’t ask it if it feels the same way about the onrushing cold that I do, about saying farewell to the heat of Summer. I can’t ask it if its moods are still defined by the school year, as mine are, these many years gone, with stress peaking around what used to be the end of term and depression creeping in around that first week of school. I can’t ask it many things. I can’t ask it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its absence, I feel its presence, and yet I continue to try and gaslight myself into believing that it never existed. Is it gone? It must be. Was it ever there, though? Was it a real person? Was it someone so grounding that I felt childish before it? Was it someone I had the chance to meet back in 2015, where I stared longingly at its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are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2" text:outline-level="2"><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b)</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2" text:outline-level="2"><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 as 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performativ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not performative, it is reflexive.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h text:style-name="Heading_20_1" text:outline-level="1"><text:bookmark-start text:name="the-elevation-of-unknown-things"/>The Elevation of Unknown Things<text:bookmark-end text:name="the-elevation-of-unknown-things"/></text:h>
      <text:p text:style-name="P35">Job puts forward a note of interrogation; God answers with a note of exclamation. Instead of proving to Job that it is an explicable world, He insists that it is a much stranger world than Job ever thought it was.</text:p>
      <text:p text:style-name="P35">(Chesterton 1929)</text:p>
      <text:p text:style-name="First_20_paragraph">All stories are perforce interpolations within real events, or at least the initial imaginings of fictional events. The story is not written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56" text:note-class="footnote"><text:note-citation>57</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57" text:note-class="footnote"><text:note-citation>58</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58" text:note-class="footnote"><text:note-citation>59</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59" text:note-class="footnote"><text:note-citation>60</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60" text:note-class="footnote"><text:note-citation>61</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61" text:note-class="footnote"><text:note-citation>62</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2" text:note-class="footnote"><text:note-citation>63</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section text:name="framing-devices">
        <text:h text:style-name="Heading_20_3" text:outline-level="3"><text:bookmark-start text:name="framing-devices"/>Framing Devices<text:bookmark-end text:name="framing-devices"/></text:h>
      </text:section>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63" text:note-class="footnote"><text:note-citation>64</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64" text:note-class="footnote"><text:note-citation>65</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65" text:note-class="footnote"><text:note-citation>66</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66" text:note-class="footnote"><text:note-citation>67</text:note-citation><text:note-body><text:p text:style-name="Footnote">A fantastic spot for the word ‘intercalary’, those days that fit between the years which do not fall within the calendar.</text:p><text:p text:style-name="P36">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36">(Scott-Clary 2019a,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67" text:note-class="footnote"><text:note-citation>68</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68" text:note-class="footnote"><text:note-citation>69</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69" text:note-class="footnote"><text:note-citation>70</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70" text:note-class="footnote"><text:note-citation>71</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section text:name="interpolations">
        <text:h text:style-name="Heading_20_3" text:outline-level="3"><text:bookmark-start text:name="interpolations"/>Interpolations<text:bookmark-end text:name="interpolations"/></text:h>
      </text:section>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71" text:note-class="footnote"><text:note-citation>72</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72" text:note-class="footnote"><text:note-citation>73</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More…))</text:p>
      <text:p text:style-name="Text_20_body">The second of these interpolations is the Elihu’s speech — and, indeed, the entire character of Elihu, who is never mentioned outside his own chapters<text:note text:id="ftn73" text:note-class="footnote"><text:note-citation>74</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text:span text:style-name="T1">his</text:span>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 (Job 32:1, NRSV)<text:note text:id="ftn74" text:note-class="footnote"><text:note-citation>75</text:note-citation><text:note-body><text:p text:style-name="Footnote">It is interesting to note the differences in tradition, here. Alter has “because he was right in his own eyes” but offers no note as to why, which is a little disappointing. JPS agrees with him (“for he considered himself right” (Job 32:1, JPS)). Both of these are Jewish sources.</text:p><text:p text:style-name="Footnote">Christian sources, however, all lean on righteous, while the HCSB, NIV, and KJV having identical wording for that phrase. This colors the meaning, does it not? JPS and Alter describe Elihu as being angry because he is declaring himself more right than God, where as the Christian sources all interpret the text as Job justifying himself <text:span text:style-name="T1">rather than</text:span> God. Interestingly, the 2001 translation of the Septuagint has Elihu upset that Job is declaring himself righteous before God, a sense of uncolored plainness that is missing from the other translations. In this case, Elihu is seemingly upset at Job for being upset.</text:p><text:p text:style-name="Footnote">If you will forgive me for getting further into the weeds,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a sentiment echoed in the footnotes for verse 13: “In attributing this statement to the three reprovers, Elihu shows them admitting the failure of their own arguments.” (Alter 2019, 548)), while the NRSV walks the middle path with “because they had found no answer, though they had declared Job to be in the wrong.” (Job 32:3, NRSV)</text:p><text:p text:style-name="Footnote">Weinberger continues to be relevant: “[…] translation is more than a leap from dictionary to dictionary; it is a reimagining of the poem.” (Weinberger and Paz 2016, 46)</text:p></text:note-body></text:note> is where we leave off,<text:note text:id="ftn75" text:note-class="footnote"><text:note-citation>76</text:note-citation><text:note-body><text:p text:style-name="Footnote">Did they give up? Did they see that Job was starting to change, was starting to stand up for himself, and realize that hey, maybe this was for the best? It seems deeper than simply winning an argument.</text:p></text:note-body></text:note> and then this youngster, this whippersnapper, this upstart Elihu picks up.</text:p>
      <text:p text:style-name="Text_20_body">“I am young in years, and you are aged. Therefore I was awed and feared to speak my mind with you,” (Job 32:6, Alter) he begins, and we are off to the races, or at least some brash exhortations to wisdom. ((On Elihu))</text:p>
      <text:p text:style-name="Text_20_body">All stories are perforce interpolations within real events, this essay began, and that holds true here.</text:p>
      <text:section text:name="refs">
        <text:section text:name="ref-alter">
          <text:p text:style-name="Text_20_body">Alter, Robert (Trans.). 2019. <text:span text:style-name="T1">The Hebrew Bible — the Writings</text:span>. W. W. Norton &amp; Company.</text:p>
        </text:section>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 (NRSV)</text:span>. Oxford University Press USA.</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emerson">
          <text:p text:style-name="Text_20_body">Emerson, Ralph Waldo. 1890. <text:span text:style-name="T1">Essays: Second Series</text:span>. Henry Altemus Company.</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esch">
          <text:p text:style-name="Text_20_body">Esch, Edward. n.d. “Winter.” <text:a xlink:type="simple" xlink:href="https://ericwhitacre.com/music-catalog/winter" office:name=""><text:span text:style-name="Definition">https://ericwhitacre.com/music-catalog/winter</text:span></text:a>.</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arkie">
          <text:p text:style-name="Text_20_body">Scott-Clary, Madison. 2016. “Arctic Fox’s Den.” <text:a xlink:type="simple" xlink:href="https://makyo.ink/haiku/" office:name=""><text:span text:style-name="Definition">https://makyo.ink/haiku/</text:span></text:a>.</text:p>
        </text:section>
        <text:section text:name="ref-eigengrau">
          <text:p text:style-name="Text_20_body">———. 2019a. <text:span text:style-name="T1">Eigengrau</text:span>. self-published.</text:p>
        </text:section>
        <text:section text:name="ref-rush">
          <text:p text:style-name="Text_20_body">———. 2019b. “Rush.” <text:a xlink:type="simple" xlink:href="https://makyo.ink/rush" office:name=""><text:span text:style-name="Definition">https://makyo.ink/rush</text:span></text:a>.</text:p>
        </text:section>
        <text:section text:name="ref-pale_she">
          <text:p text:style-name="Text_20_body">———. 2020. “Pale She.” <text:a xlink:type="simple" xlink:href="https://writing.drab-makyo.com/poetry/pale-she/" office:name=""><text:span text:style-name="Definition">https://writing.drab-makyo.com/poetry/pale-she/</text:span></text:a>.</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lorilegium</dc:title>
    <dc:description/>
    <dc:subject/>
    <meta:keyword/>
    <meta:initial-creator>Madison Scott-Clary</meta:initial-creator>
    <dc:creator>Madison Scott-Clary</dc:creator>
    <meta:creation-date>2022-05-12T06:03:17Z</meta:creation-date>
    <dc:date>2022-05-12T06:03:17Z</dc:date>
    <meta:user-defined meta:name="bibliography" meta:value-type="string">florilegium.bib</meta:user-defined>
    <meta:user-defined meta:name="date" meta:value-type="string"/>
  </office:meta>
</office:document-meta>
</file>